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-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-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- A, 6CntKbGMhcBqqnHmgGM99 -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- F, CwPrBwgWTjRL9kPchD6G7 -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- F, 7bHMKdmh9wJkpqH6Hk7rM -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- F, GbmNLthWjCHfML9thPbbt -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- F, LdhWCQdJmzHn9gChmWRPG -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-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-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- N</text:p>
          </table:table-cell>
          <table:table-cell office:value-type="string" calcext:value-type="string">
            <text:p>2023-03-24T00:00:00.000Z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OUT000</text:p>
          </table:table-cell>
          <table:table-cell table:style-name="ce2" office:value-type="string" calcext:value-type="string">
            <text:p>OUT23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ttps://fabtcg.com/collectors-centre/outsiders/</text:p>
          </table:table-cell>
          <table:table-cell table:style-name="ce2" office:value-type="string" calcext:value-type="string">
            <text:p>https://fabtcg.com/resources/card-galleries/outsiders/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7LbfKJbkWGGwFJDWJn8GB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kni Blitz Dec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A001</text:p>
          </table:table-cell>
          <table:table-cell office:value-type="string" calcext:value-type="string">
            <text:p>ARA02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7DwGmMt7dfMKMwTKFQ6hB</text:p>
          </table:table-cell>
          <table:table-cell office:value-type="string" calcext:value-type="string">
            <text:p>AZL</text:p>
          </table:table-cell>
          <table:table-cell office:value-type="string" calcext:value-type="string">
            <text:p>Azale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jqQPB9QdmmthRGQ8KNjB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ZL001</text:p>
          </table:table-cell>
          <table:table-cell office:value-type="string" calcext:value-type="string">
            <text:p>AZL03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 style:data-style-name="N2" text:time-value="23:36:57.5340000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27T23:37:03.169510370</dc:date>
    <meta:editing-duration>PT4H23M32S</meta:editing-duration>
    <meta:editing-cycles>77</meta:editing-cycles>
    <meta:generator>LibreOffice/7.2.5.2$MacOSX_X86_64 LibreOffice_project/499f9727c189e6ef3471021d6132d4c694f357e5</meta:generator>
    <meta:document-statistic meta:table-count="1" meta:cell-count="443" meta:object-count="0"/>
  </office:meta>
</office:document-meta>
</file>